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200000195AE4694556287198D.png" manifest:media-type="image/png"/>
  <manifest:file-entry manifest:full-path="Pictures/10000000000002090000008D90C13ED828BA2E73.png" manifest:media-type="image/png"/>
  <manifest:file-entry manifest:full-path="Pictures/100000000000023E00000213136E57027D20BB03.png" manifest:media-type="image/png"/>
  <manifest:file-entry manifest:full-path="Pictures/10000201000001FF00000110EA14D603FA8D6421.png" manifest:media-type="image/png"/>
  <manifest:file-entry manifest:full-path="Pictures/100002010000031D000001419B625E47C1E3D3C0.png" manifest:media-type="image/png"/>
  <manifest:file-entry manifest:full-path="Pictures/100000000000018A00000109ACC28B096FF6FC18.png" manifest:media-type="image/png"/>
  <manifest:file-entry manifest:full-path="Pictures/1000020100000123000000AE9A216D1276323549.png" manifest:media-type="image/png"/>
  <manifest:file-entry manifest:full-path="Pictures/10000000000002500000013EAB879D7F0B31BB80.png" manifest:media-type="image/png"/>
  <manifest:file-entry manifest:full-path="Pictures/10000201000001B2000001AFA50E44CC72B82DD0.png" manifest:media-type="image/png"/>
  <manifest:file-entry manifest:full-path="Pictures/10000000000001F10000012C6D1FC873407EB798.png" manifest:media-type="image/png"/>
  <manifest:file-entry manifest:full-path="Pictures/100002010000012B0000011501E2670FA80042E1.png" manifest:media-type="image/png"/>
  <manifest:file-entry manifest:full-path="Pictures/1000000000000221000001777810D137D99FDD5F.png" manifest:media-type="image/png"/>
  <manifest:file-entry manifest:full-path="Pictures/10000201000000EC0000018D7B4295A9086480A9.png" manifest:media-type="image/png"/>
  <manifest:file-entry manifest:full-path="Pictures/10000201000002E10000015868A8DF5DFC6E4CE6.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C60000006EDE9942B55DACCC27.png" manifest:media-type="image/png"/>
  <manifest:file-entry manifest:full-path="Pictures/100002010000029800000139D021E38BF26BB71C.png" manifest:media-type="image/png"/>
  <manifest:file-entry manifest:full-path="Pictures/100002000000004000000040A65F96BC6FC673EA.png" manifest:media-type="image/png"/>
  <manifest:file-entry manifest:full-path="Pictures/100002010000014000000170B691AB13B01658E1.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3.805cm" style:rel-column-width="2157*"/>
    </style:style>
    <style:style style:name="Table12.B" style:family="table-column">
      <style:table-column-properties style:column-width="5.886cm" style:rel-column-width="3337*"/>
    </style:style>
    <style:style style:name="Table12.C" style:family="table-column">
      <style:table-column-properties style:column-width="7.31cm" style:rel-column-width="4144*"/>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7cm" fo:break-before="auto" fo:break-after="auto" table:align="center" fo:keep-with-next="auto" style:may-break-between-rows="tru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uto"/>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Guide_20_Name">
      <style:text-properties fo:language="en" fo:country="US"/>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Figure">
      <style:paragraph-properties fo:text-align="center" style:justify-single-word="false"/>
    </style:style>
    <style:style style:name="P8" style:family="paragraph" style:parent-style-name="Text_20_body" style:master-page-name="">
      <style:paragraph-properties style:page-number="auto" fo:keep-with-next="always"/>
    </style:style>
    <style:style style:name="P9" style:family="paragraph" style:parent-style-name="Text_20_Body_20_List_20_Intro" style:master-page-name="">
      <style:paragraph-properties style:page-number="auto" style:writing-mode="page"/>
    </style:style>
    <style:style style:name="P10" style:family="paragraph" style:parent-style-name="Text_20_body">
      <style:paragraph-properties fo:margin-top="0cm" fo:margin-bottom="0.102cm" loext:contextual-spacing="false"/>
    </style:style>
    <style:style style:name="P11" style:family="paragraph" style:parent-style-name="Text_20_body">
      <style:paragraph-properties fo:margin-top="0cm" fo:margin-bottom="0.152cm" loext:contextual-spacing="false"/>
    </style:style>
    <style:style style:name="P12" style:family="paragraph" style:parent-style-name="Text_20_Note">
      <style:paragraph-properties fo:margin-left="0.991cm" fo:margin-right="0.254cm" fo:margin-top="0cm" fo:margin-bottom="0.305cm" loext:contextual-spacing="false" fo:text-indent="0cm" style:auto-text-indent="false"/>
    </style:style>
    <style:style style:name="P13" style:family="paragraph" style:parent-style-name="Text_20_Note">
      <style:paragraph-properties fo:margin-top="0cm" fo:margin-bottom="0.254cm" loext:contextual-spacing="false"/>
    </style:style>
    <style:style style:name="P14" style:family="paragraph" style:parent-style-name="Standard">
      <style:paragraph-properties fo:margin-top="0cm" fo:margin-bottom="0cm" loext:contextual-spacing="false" style:writing-mode="page"/>
    </style:style>
    <style:style style:name="P15" style:family="paragraph" style:parent-style-name="Text_20_body">
      <style:paragraph-properties fo:margin-top="0cm" fo:margin-bottom="0cm" loext:contextual-spacing="false" style:writing-mode="page"/>
    </style:style>
    <style:style style:name="P16" style:family="paragraph" style:parent-style-name="Title">
      <style:text-properties fo:language="en" fo:country="US"/>
    </style:style>
    <style:style style:name="P17" style:family="paragraph" style:parent-style-name="Subtitle">
      <style:text-properties fo:language="en" fo:country="US"/>
    </style:style>
    <style:style style:name="P18" style:family="paragraph" style:parent-style-name="Text_20_Note">
      <style:paragraph-properties fo:margin-top="0cm" fo:margin-bottom="0.6cm" loext:contextual-spacing="false" style:writing-mode="page"/>
    </style:style>
    <style:style style:name="P19" style:family="paragraph" style:parent-style-name="Text_20_Note" style:master-page-name="">
      <style:paragraph-properties fo:margin-top="0cm" fo:margin-bottom="0.6cm" loext:contextual-spacing="false" style:page-number="auto" style:writing-mode="page"/>
    </style:style>
    <style:style style:name="P20" style:family="paragraph" style:parent-style-name="Text_20_Note" style:master-page-name="">
      <style:paragraph-properties fo:margin-top="0cm" fo:margin-bottom="0.499cm" loext:contextual-spacing="false" style:page-number="auto" style:writing-mode="page"/>
    </style:style>
    <style:style style:name="P21" style:family="paragraph" style:parent-style-name="Text_20_Note" style:master-page-name="">
      <style:paragraph-properties fo:margin-top="0cm" fo:margin-bottom="0.3cm" loext:contextual-spacing="false" style:page-number="auto" style:writing-mode="lr-tb"/>
    </style:style>
    <style:style style:name="P22" style:family="paragraph" style:parent-style-name="Caption" style:master-page-name="">
      <style:paragraph-properties fo:margin-left="2.3cm" fo:margin-right="0cm" fo:margin-top="0cm" fo:margin-bottom="0cm" loext:contextual-spacing="false" fo:text-align="start" style:justify-single-word="false" fo:orphans="2" fo:widows="2" fo:text-indent="0cm" style:auto-text-indent="false" style:page-number="auto" text:number-lines="false" text:line-number="0"/>
    </style:style>
    <style:style style:name="P23" style:family="paragraph" style:parent-style-name="Caption">
      <style:paragraph-properties fo:margin-top="0.101cm" fo:margin-bottom="0cm" loext:contextual-spacing="false" style:writing-mode="page"/>
    </style:style>
    <style:style style:name="P24" style:family="paragraph" style:parent-style-name="New_20_Chapter" style:master-page-name="First_20_Page">
      <style:paragraph-properties style:page-number="auto" fo:break-before="page"/>
      <style:text-properties fo:language="en" fo:country="US"/>
    </style:style>
    <style:style style:name="P25" style:family="paragraph" style:parent-style-name="List_20_1" style:list-style-name="List_20_1"/>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LOFrontMatter">
      <style:paragraph-properties style:page-number="auto"/>
      <style:text-properties fo:language="en" fo:country="US"/>
    </style:style>
    <style:style style:name="P28" style:family="paragraph" style:parent-style-name="Heading_20_1" style:master-page-name="Standard">
      <style:paragraph-properties style:page-number="auto" fo:break-before="auto" fo:break-after="auto"/>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5.984cm" style:type="right" style:leader-style="dotted" style:leader-text="."/>
        </style:tab-stops>
      </style:paragraph-properties>
    </style:style>
    <style:style style:name="P32" style:family="paragraph" style:parent-style-name="Numbering_20_1" style:list-style-name="Numbering_20_1"/>
    <style:style style:name="P33" style:family="paragraph" style:parent-style-name="Numbering_20_1" style:list-style-name="Numbering_20_1">
      <style:text-properties officeooo:paragraph-rsid="00083478"/>
    </style:style>
    <style:style style:name="P34" style:family="paragraph" style:parent-style-name="Numbering_20_1">
      <style:text-properties officeooo:paragraph-rsid="0008d610"/>
    </style:style>
    <style:style style:name="P35" style:family="paragraph" style:parent-style-name="Numbering_20_1" style:master-page-name="">
      <style:paragraph-properties fo:margin-top="0cm" fo:margin-bottom="0.102cm" loext:contextual-spacing="false" style:page-number="auto"/>
    </style:style>
    <style:style style:name="P36" style:family="paragraph" style:parent-style-name="Numbering_20_1">
      <style:paragraph-properties fo:margin-top="0cm" fo:margin-bottom="0.102cm" loext:contextual-spacing="false"/>
    </style:style>
    <style:style style:name="P37" style:family="paragraph" style:parent-style-name="Numbering_20_1" style:master-page-name="">
      <style:paragraph-properties style:page-number="auto" fo:keep-with-next="always" style:writing-mode="page"/>
    </style:style>
    <style:style style:name="P38" style:family="paragraph" style:parent-style-name="Heading_20_Tip" style:master-page-name="">
      <style:paragraph-properties fo:margin-top="0.101cm" fo:margin-bottom="0.131cm" loext:contextual-spacing="false" style:page-number="auto"/>
    </style:style>
    <style:style style:name="P39" style:family="paragraph" style:parent-style-name="Heading_20_2">
      <style:paragraph-properties fo:margin-top="0.4cm" fo:margin-bottom="0.101cm" loext:contextual-spacing="false"/>
    </style:style>
    <style:style style:name="T1" style:family="text">
      <style:text-properties officeooo:rsid="007aace0"/>
    </style:style>
    <style:style style:name="T2" style:family="text">
      <style:text-properties officeooo:rsid="0079ac0e"/>
    </style:style>
    <style:style style:name="T3" style:family="text">
      <style:text-properties officeooo:rsid="00143638"/>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6133"/>
    </style:style>
    <style:style style:name="T11" style:family="text">
      <style:text-properties officeooo:rsid="0005e720"/>
    </style:style>
    <style:style style:name="T12" style:family="text">
      <style:text-properties officeooo:rsid="00083478"/>
    </style:style>
    <style:style style:name="T13" style:family="text">
      <style:text-properties officeooo:rsid="0008d610"/>
    </style:style>
    <style:style style:name="T14" style:family="text">
      <style:text-properties officeooo:rsid="00170418"/>
    </style:style>
    <style:style style:name="T15" style:family="text">
      <style:text-properties officeooo:rsid="0018d2c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1.427cm, 2.305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5"><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6">Kapitola 3<text:line-break/>Používáme styly a šablony</text:p>
      <text:p text:style-name="P17">Použití konzistentního formátování v dokumentech</text:p>
      <text:section text:style-name="Sect1" text:name="GS6003S1" text:condition="ooow:book eq 1" text:display="condition">
        <text:h text:style-name="P27" text:outline-level="1"><text:bookmark-start text:name="__RefHeading___Toc2681_1735497366"/>Autorská práva<text:bookmark-end text:name="__RefHeading___Toc2681_1735497366"/></text:h>
        <text:p text:style-name="Text_20_body">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kniha byla vytvořena úpravami a aktualizacemi knihy <text:span text:style-name="LOEmphasis">Getting Started with OpenOffice.org 3.3</text:span>.</text:p>
        <text:h text:style-name="Heading_20_3" text:outline-level="3"><text:bookmark-start text:name="__RefHeading___Toc1847_1473846649"/>Pro <text:span text:style-name="T3">t</text:span>oto <text:span text:style-name="T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Paul Figueiredo</text:p>
            </table:table-cell>
            <table:table-cell table:style-name="Table1.A1" office:value-type="string">
              <text:p text:style-name="Table_20_Contents">Olivier Hallot</text:p>
            </table:table-cell>
            <table:table-cell table:style-name="Table1.A1" office:value-type="string">
              <text:p text:style-name="Table_20_Contents">Dave Barton</text:p>
            </table:table-cell>
          </table:table-row>
        </table:table>
        <text:h text:style-name="Heading_20_3" text:outline-level="3"><text:bookmark-start text:name="__RefHeading___Toc7987_715966708"/>Pro <text:span text:style-name="T3">p</text:span>ředchozí <text:span text:style-name="T3">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P15">Jean Hollis Weber</text:p>
            </table:table-cell>
            <table:table-cell table:style-name="Table5.A1" office:value-type="string">
              <text:p text:style-name="P15">Michele Zarri</text:p>
            </table:table-cell>
            <table:table-cell table:style-name="Table5.A1" office:value-type="string">
              <text:p text:style-name="P15">Agnes Belzunce</text:p>
            </table:table-cell>
          </table:table-row>
          <table:table-row>
            <table:table-cell table:style-name="Table5.A1" office:value-type="string">
              <text:p text:style-name="P15">Daniel Carrera</text:p>
            </table:table-cell>
            <table:table-cell table:style-name="Table5.A1" office:value-type="string">
              <text:p text:style-name="P15">Peter Hillier-Brook</text:p>
            </table:table-cell>
            <table:table-cell table:style-name="Table5.A1" office:value-type="string">
              <text:p text:style-name="P15">Peter Kupfer</text:p>
            </table:table-cell>
          </table:table-row>
          <table:table-row>
            <table:table-cell table:style-name="Table5.A1" office:value-type="string">
              <text:p text:style-name="P15">Gary Schnabl</text:p>
            </table:table-cell>
            <table:table-cell table:style-name="Table5.A1" office:value-type="string">
              <text:p text:style-name="P15">Janet Swisher</text:p>
            </table:table-cell>
            <table:table-cell table:style-name="Table5.A1" office:value-type="string">
              <text:p text:style-name="P14"/>
            </table:table-cell>
          </table:table-row>
        </table:table>
        <text:h text:style-name="Heading_20_2"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7130707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span text:style-name="T15">září </text:span>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Text_20_body">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5">OS</text:span></text:p>
            </table:table-cell>
            <table:table-cell table:style-name="Table12.A1" office:value-type="string">
              <text:p text:style-name="Table_20_Heading">Výsledek</text:p>
            </table:table-cell>
          </table:table-row>
          <table:table-row table:style-name="Table12.1">
            <table:table-cell table:style-name="Table12.A2" office:value-type="string">
              <text:p text:style-name="Table_20_Contents"><text:span text:style-name="LOMenuPath">Nástroje &gt; Možnosti</text:span> výběr v nabídce</text:p>
            </table:table-cell>
            <table:table-cell table:style-name="Table12.B2" office:value-type="string">
              <text:p text:style-name="Table_20_Contents"><text:span text:style-name="LOMenuPath">LibreOffice &gt; Předvolby</text:span></text:p>
            </table:table-cell>
            <table:table-cell table:style-name="Table12.B2" office:value-type="string">
              <text:p text:style-name="Table_20_Contents">Otevřou se možnosti nastavení</text:p>
            </table:table-cell>
          </table:table-row>
          <table:table-row table:style-name="Table12.1">
            <table:table-cell table:style-name="Table12.A2" office:value-type="string">
              <text:p text:style-name="Table_20_Contents"><text:span text:style-name="LOKeystroke">Klepnutí pravým tlačítkem</text:span></text:p>
            </table:table-cell>
            <table:table-cell table:style-name="Table12.A2" office:value-type="string">
              <text:p text:style-name="Table_20_Contents"><text:span text:style-name="LOKeystroke">Control+klepnutí</text:span> nebo <text:span text:style-name="LOKeystroke">klepnutí klepnutí</text:span> v závislosti na nastavení počítače</text:p>
            </table:table-cell>
            <table:table-cell table:style-name="Table12.B2" office:value-type="string">
              <text:p text:style-name="Table_20_Contents">Otevře se místní nabídka</text:p>
            </table:table-cell>
          </table:table-row>
          <table:table-row table:style-name="Table12.1">
            <table:table-cell table:style-name="Table12.A2" office:value-type="string">
              <text:p text:style-name="Table_20_Contents"><text:span text:style-name="LOKeystroke">Ctrl (Control)</text:span></text:p>
            </table:table-cell>
            <table:table-cell table:style-name="Table12.A2" office:value-type="string">
              <text:p text:style-name="Table_20_Contents">⌘ (Command)</text:p>
            </table:table-cell>
            <table:table-cell table:style-name="Table12.A2" office:value-type="string">
              <text:p text:style-name="Table_20_Contents"><text:span text:style-name="LOKeystroke">Používá se i s dalšími klávesami</text:span></text:p>
            </table:table-cell>
          </table:table-row>
          <table:table-row table:style-name="Table12.1">
            <table:table-cell table:style-name="Table12.A2" office:value-type="string">
              <text:p text:style-name="Table_20_Contents"><text:span text:style-name="LOKeystroke">F5</text:span></text:p>
            </table:table-cell>
            <table:table-cell table:style-name="Table12.A2" office:value-type="string">
              <text:p text:style-name="Table_20_Contents"><text:span text:style-name="LOKeystroke">Shift</text:span> + ⌘ + <text:span text:style-name="LOKeystroke">F5</text:span></text:p>
            </table:table-cell>
            <table:table-cell table:style-name="Table12.A2" office:value-type="string">
              <text:p text:style-name="Table_20_Contents">Otevře se Navigátor</text:p>
            </table:table-cell>
          </table:table-row>
          <table:table-row table:style-name="Table12.1">
            <table:table-cell table:style-name="Table12.A2" office:value-type="string">
              <text:p text:style-name="Table_20_Contents"><text:span text:style-name="LOKeystroke">F11</text:span></text:p>
            </table:table-cell>
            <table:table-cell table:style-name="Table12.A2" office:value-type="string">
              <text:p text:style-name="Table_20_Contents">⌘ + T</text:p>
            </table:table-cell>
            <table:table-cell table:style-name="Table12.A2" office:value-type="string">
              <text:p text:style-name="Table_20_Contents">Otevře <text:span text:style-name="T15">postranní lištu </text:span>Styly<text:span text:style-name="T15"/></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9"><text:a xlink:type="simple" xlink:href="#__RefHeading___Toc2681_1735497366" text:style-name="Index_20_Link" text:visited-style-name="Index_20_Link">Autorská práva<text:tab/>2</text:a></text:p>
            <text:p text:style-name="P30"><text:a xlink:type="simple" xlink:href="#__RefHeading__5638_15665686441" text:style-name="Index_20_Link" text:visited-style-name="Index_20_Link">Přispěvatelé<text:tab/>2</text:a></text:p>
            <text:p text:style-name="P31"><text:a xlink:type="simple" xlink:href="#__RefHeading___Toc1847_1473846649" text:style-name="Index_20_Link" text:visited-style-name="Index_20_Link">Pro toto vydání<text:tab/>2</text:a></text:p>
            <text:p text:style-name="P31"><text:a xlink:type="simple" xlink:href="#__RefHeading___Toc7987_715966708" text:style-name="Index_20_Link" text:visited-style-name="Index_20_Link">Pro předchozí vydání<text:tab/>2</text:a></text:p>
            <text:p text:style-name="P30"><text:a xlink:type="simple" xlink:href="#__RefHeading___Toc7989_715966708" text:style-name="Index_20_Link" text:visited-style-name="Index_20_Link">Zpětná vazba<text:tab/>2</text:a></text:p>
            <text:p text:style-name="P30"><text:a xlink:type="simple" xlink:href="#__RefHeading__5644_15665686441" text:style-name="Index_20_Link" text:visited-style-name="Index_20_Link">Datum vydání a verze programu<text:tab/>2</text:a></text:p>
            <text:p text:style-name="P30"><text:a xlink:type="simple" xlink:href="#__RefHeading__10532_462712302" text:style-name="Index_20_Link" text:visited-style-name="Index_20_Link">Poznámka pro uživatele systému macOS<text:tab/>2</text:a></text:p>
            <text:p text:style-name="P29"><text:a xlink:type="simple" xlink:href="#__RefHeading___Toc2683_1735497366" text:style-name="Index_20_Link" text:visited-style-name="Index_20_Link">Přímé formátování<text:tab/>5</text:a></text:p>
            <text:p text:style-name="P29"><text:a xlink:type="simple" xlink:href="#__RefHeading__165509_78047062311111" text:style-name="Index_20_Link" text:visited-style-name="Index_20_Link">Co jsou styly?<text:tab/>5</text:a></text:p>
            <text:p text:style-name="P29"><text:a xlink:type="simple" xlink:href="#__RefHeading__165511_780470623" text:style-name="Index_20_Link" text:visited-style-name="Index_20_Link">Použití stylů<text:tab/>6</text:a></text:p>
            <text:p text:style-name="P30"><text:a xlink:type="simple" xlink:href="#__RefHeading___Toc35804_687030175" text:style-name="Index_20_Link" text:visited-style-name="Index_20_Link">Použití nabídky stylů ve Writeru<text:tab/>6</text:a></text:p>
            <text:p text:style-name="P30"><text:a xlink:type="simple" xlink:href="#__RefHeading__165513_780470623" text:style-name="Index_20_Link" text:visited-style-name="Index_20_Link">Použití postranní lišty styly<text:tab/>6</text:a></text:p>
            <text:p text:style-name="P30"><text:a xlink:type="simple" xlink:href="#__RefHeading__165515_780470623" text:style-name="Index_20_Link" text:visited-style-name="Index_20_Link">Používání režimu vyplňování formátu<text:tab/>7</text:a></text:p>
            <text:p text:style-name="P30"><text:a xlink:type="simple" xlink:href="#__RefHeading__165517_780470623" text:style-name="Index_20_Link" text:visited-style-name="Index_20_Link">Používání seznamu nastavení stylu odstavce<text:tab/>7</text:a></text:p>
            <text:p text:style-name="P30"><text:a xlink:type="simple" xlink:href="#__RefHeading__165519_780470623" text:style-name="Index_20_Link" text:visited-style-name="Index_20_Link">Používání klávesových zkratek<text:tab/>8</text:a></text:p>
            <text:p text:style-name="P30"><text:a xlink:type="simple" xlink:href="#__RefHeading___Toc2685_1735497366" text:style-name="Index_20_Link" text:visited-style-name="Index_20_Link">Přímé formátování a formátování pomocí stylů<text:tab/>8</text:a></text:p>
            <text:p text:style-name="P29"><text:a xlink:type="simple" xlink:href="#__RefHeading__165521_780470623" text:style-name="Index_20_Link" text:visited-style-name="Index_20_Link">Vytváření a úprava stylů<text:tab/>8</text:a></text:p>
            <text:p text:style-name="P30"><text:a xlink:type="simple" xlink:href="#__RefHeading__165523_780470623" text:style-name="Index_20_Link" text:visited-style-name="Index_20_Link">Změna stylu pomocí postranní lišty Styly<text:tab/>9</text:a></text:p>
            <text:p text:style-name="P30"><text:a xlink:type="simple" xlink:href="#__RefHeading__165525_780470623" text:style-name="Index_20_Link" text:visited-style-name="Index_20_Link">Aktualizace stylu z výběru<text:tab/>9</text:a></text:p>
            <text:p text:style-name="P30"><text:a xlink:type="simple" xlink:href="#__RefHeading__165527_780470623" text:style-name="Index_20_Link" text:visited-style-name="Index_20_Link">Automatická aktualizace<text:tab/>10</text:a></text:p>
            <text:p text:style-name="P30"><text:a xlink:type="simple" xlink:href="#__RefHeading__165529_780470623" text:style-name="Index_20_Link" text:visited-style-name="Index_20_Link">Aktualizace stylů z dokumentu nebo šablony<text:tab/>10</text:a></text:p>
            <text:p text:style-name="P29"><text:a xlink:type="simple" xlink:href="#__RefHeading__165531_780470623" text:style-name="Index_20_Link" text:visited-style-name="Index_20_Link">Vytvoření nových (vlastních) stylů<text:tab/>10</text:a></text:p>
            <text:p text:style-name="P30"><text:a xlink:type="simple" xlink:href="#__RefHeading__165533_780470623" text:style-name="Index_20_Link" text:visited-style-name="Index_20_Link">Vytvoření nového stylu pomocí dialogového okna Nový styl<text:tab/>10</text:a></text:p>
            <text:p text:style-name="P30"><text:a xlink:type="simple" xlink:href="#__RefHeading__165535_780470623" text:style-name="Index_20_Link" text:visited-style-name="Index_20_Link">Vytvoření nového stylu z výběru<text:tab/>11</text:a></text:p>
            <text:p text:style-name="P30"><text:a xlink:type="simple" xlink:href="#__RefHeading__165537_780470623" text:style-name="Index_20_Link" text:visited-style-name="Index_20_Link">Vytvoření stylu přetažením<text:tab/>11</text:a></text:p>
            <text:p text:style-name="P30"><text:a xlink:type="simple" xlink:href="#__RefHeading___Toc2687_1735497366" text:style-name="Index_20_Link" text:visited-style-name="Index_20_Link">Přidání stylů tabulky ve Writeru<text:tab/>11</text:a></text:p>
            <text:p text:style-name="P29"><text:a xlink:type="simple" xlink:href="#__RefHeading__6250_424592115" text:style-name="Index_20_Link" text:visited-style-name="Index_20_Link">Kopírování stylů ze šablony nebo dokumentu<text:tab/>12</text:a></text:p>
            <text:p text:style-name="P29"><text:a xlink:type="simple" xlink:href="#__RefHeading__165543_780470623" text:style-name="Index_20_Link" text:visited-style-name="Index_20_Link">Mazání stylů<text:tab/>13</text:a></text:p>
            <text:p text:style-name="P29"><text:a xlink:type="simple" xlink:href="#__RefHeading___Toc3371_1116602817" text:style-name="Index_20_Link" text:visited-style-name="Index_20_Link">Co je šablona?<text:tab/>13</text:a></text:p>
            <text:p text:style-name="P29"><text:a xlink:type="simple" xlink:href="#__RefHeading__165545_780470623" text:style-name="Index_20_Link" text:visited-style-name="Index_20_Link">Použití šablony pro vytvoření dokumentu<text:tab/>14</text:a></text:p>
            <text:p text:style-name="P30"><text:a xlink:type="simple" xlink:href="#__RefHeading___Toc35806_687030175" text:style-name="Index_20_Link" text:visited-style-name="Index_20_Link">Vytvoření dokumentu z dialogového okna Šablony<text:tab/>14</text:a></text:p>
            <text:p text:style-name="P30"><text:a xlink:type="simple" xlink:href="#__RefHeading___Toc35808_687030175" text:style-name="Index_20_Link" text:visited-style-name="Index_20_Link">Vytvoření dokumentu s pomocí šablony z úvodní obrazovky<text:tab/>14</text:a></text:p>
            <text:p text:style-name="P29"><text:a xlink:type="simple" xlink:href="#__RefHeading__165547_780470623" text:style-name="Index_20_Link" text:visited-style-name="Index_20_Link">Vytvoření šablony<text:tab/>14</text:a></text:p>
            <text:p text:style-name="P30"><text:a xlink:type="simple" xlink:href="#__RefHeading__165549_780470623" text:style-name="Index_20_Link" text:visited-style-name="Index_20_Link">Vytvoření šablony z dokumentu<text:tab/>14</text:a></text:p>
            <text:p text:style-name="P30"><text:a xlink:type="simple" xlink:href="#__RefHeading__165551_780470623" text:style-name="Index_20_Link" text:visited-style-name="Index_20_Link">Vytváření šablony pomocí průvodce<text:tab/>15</text:a></text:p>
            <text:p text:style-name="P29"><text:a xlink:type="simple" xlink:href="#__RefHeading__165553_780470623" text:style-name="Index_20_Link" text:visited-style-name="Index_20_Link">Úprava šablony<text:tab/>16</text:a></text:p>
            <text:p text:style-name="P30"><text:a xlink:type="simple" xlink:href="#__RefHeading__39375263" text:style-name="Index_20_Link" text:visited-style-name="Index_20_Link">Aktualizace dokumentu ze změněné šablony<text:tab/>16</text:a></text:p>
            <text:p text:style-name="P29"><text:a xlink:type="simple" xlink:href="#__RefHeading__40102586" text:style-name="Index_20_Link" text:visited-style-name="Index_20_Link">Přidávání šablon získaných z jiných zdrojů<text:tab/>17</text:a></text:p>
            <text:p text:style-name="P30"><text:a xlink:type="simple" xlink:href="#__RefHeading__77599_886442828" text:style-name="Index_20_Link" text:visited-style-name="Index_20_Link">Instalace jednotlivých šablon<text:tab/>17</text:a></text:p>
            <text:p text:style-name="P30"><text:a xlink:type="simple" xlink:href="#__RefHeading__77601_886442828" text:style-name="Index_20_Link" text:visited-style-name="Index_20_Link">Instalace více šablon<text:tab/>17</text:a></text:p>
            <text:p text:style-name="P29"><text:soft-page-break/><text:a xlink:type="simple" xlink:href="#__RefHeading__7025_1080284074" text:style-name="Index_20_Link" text:visited-style-name="Index_20_Link">Nastavení výchozí šablony<text:tab/>18</text:a></text:p>
            <text:p text:style-name="P30"><text:a xlink:type="simple" xlink:href="#__RefHeading__165557_780470623" text:style-name="Index_20_Link" text:visited-style-name="Index_20_Link">Nastavení vlastní šablony jako výchozí<text:tab/>18</text:a></text:p>
            <text:p text:style-name="P30"><text:a xlink:type="simple" xlink:href="#__RefHeading__165559_780470623" text:style-name="Index_20_Link" text:visited-style-name="Index_20_Link">Obnovení výchozí šablony<text:tab/>18</text:a></text:p>
            <text:p text:style-name="P29"><text:a xlink:type="simple" xlink:href="#__RefHeading__165563_780470623" text:style-name="Index_20_Link" text:visited-style-name="Index_20_Link">Správa šablon<text:tab/>19</text:a></text:p>
            <text:p text:style-name="P30"><text:a xlink:type="simple" xlink:href="#__RefHeading__27761_1681342437" text:style-name="Index_20_Link" text:visited-style-name="Index_20_Link">Vytvoření kategorie šablon<text:tab/>19</text:a></text:p>
            <text:p text:style-name="P30"><text:a xlink:type="simple" xlink:href="#__RefHeading__27763_1681342437" text:style-name="Index_20_Link" text:visited-style-name="Index_20_Link">Smazání kategorie šablon<text:tab/>19</text:a></text:p>
            <text:p text:style-name="P30"><text:a xlink:type="simple" xlink:href="#__RefHeading__27765_1681342437" text:style-name="Index_20_Link" text:visited-style-name="Index_20_Link">Přesun šablony<text:tab/>19</text:a></text:p>
            <text:p text:style-name="P30"><text:a xlink:type="simple" xlink:href="#__RefHeading__165571_780470623" text:style-name="Index_20_Link" text:visited-style-name="Index_20_Link">Smazání šablony<text:tab/>20</text:a></text:p>
            <text:p text:style-name="P30"><text:a xlink:type="simple" xlink:href="#__RefHeading__165573_780470623" text:style-name="Index_20_Link" text:visited-style-name="Index_20_Link">Importování šablony<text:tab/>20</text:a></text:p>
            <text:p text:style-name="P30"><text:a xlink:type="simple" xlink:href="#__RefHeading__165575_780470623" text:style-name="Index_20_Link" text:visited-style-name="Index_20_Link">Exportování šablony<text:tab/>20</text:a></text:p>
            <text:p text:style-name="P29"><text:a xlink:type="simple" xlink:href="#__RefHeading__165577_780470623" text:style-name="Index_20_Link" text:visited-style-name="Index_20_Link">Příklady použití stylů<text:tab/>21</text:a></text:p>
            <text:p text:style-name="P30"><text:a xlink:type="simple" xlink:href="#__RefHeading__165579_780470623" text:style-name="Index_20_Link" text:visited-style-name="Index_20_Link">Definování odlišené první stránky dokumenty<text:tab/>21</text:a></text:p>
            <text:p text:style-name="P30"><text:a xlink:type="simple" xlink:href="#__RefHeading__165581_780470623" text:style-name="Index_20_Link" text:visited-style-name="Index_20_Link">Rozdělení dokumentu na kapitoly<text:tab/>21</text:a></text:p>
            <text:p text:style-name="P30"><text:a xlink:type="simple" xlink:href="#__RefHeading__165583_780470623" text:style-name="Index_20_Link" text:visited-style-name="Index_20_Link">Změna orientace stránky v dokumentu<text:tab/>21</text:a></text:p>
            <text:p text:style-name="P30"><text:a xlink:type="simple" xlink:href="#__RefHeading__165585_780470623" text:style-name="Index_20_Link" text:visited-style-name="Index_20_Link">Zobrazení rozdíleného záhlaví na pravých a levých stránkách<text:tab/>22</text:a></text:p>
            <text:p text:style-name="P30"><text:a xlink:type="simple" xlink:href="#__RefHeading__165587_780470623" text:style-name="Index_20_Link" text:visited-style-name="Index_20_Link">Nastavení automatického zalomení stránek<text:tab/>22</text:a></text:p>
            <text:p text:style-name="P30"><text:a xlink:type="simple" xlink:href="#__RefHeading__165589_780470623" text:style-name="Index_20_Link" text:visited-style-name="Index_20_Link">Automatické vytvoření obsahu<text:tab/>22</text:a></text:p>
            <text:p text:style-name="P30"><text:a xlink:type="simple" xlink:href="#__RefHeading__165591_780470623" text:style-name="Index_20_Link" text:visited-style-name="Index_20_Link">Definování posloupnosti stylů odstavce<text:tab/>22</text:a></text:p>
            <text:p text:style-name="P30"><text:a xlink:type="simple" xlink:href="#__RefHeading___Toc2217_3897649479" text:style-name="Index_20_Link" text:visited-style-name="Index_20_Link">Formátování tabulky ve Writeru<text:tab/>22</text:a></text:p>
          </text:index-body>
        </text:table-of-content>
        <text:p text:style-name="Page_20_Break"/>
      </text:section>
      <text:h text:style-name="P28" text:outline-level="1"><text:bookmark-start text:name="__RefHeading___Toc2683_1735497366"/>Přímé formátování<text:bookmark-end text:name="__RefHeading___Toc2683_1735497366"/></text:h>
      <text:p text:style-name="Text_20_body">Klíčovou myšlenkou použití počítačů při tvorbě dokumentů je rozdělení dokumentu na kombinaci obsahu a formátování. Zatímco obsah pochází z lidské intelektuální činnosti, formátování je úloha, kterou mohou počítače snadno provádět a často se opakuje.</text:p>
      <text:p text:style-name="Text_20_body">Formátování dokumentu může být ruční nebo automatizované. Ruční formátování nebo přímé formátování se provádí, když uživatel formátuje každý prvek dokumentu jednotlivě, jak tomu bylo v době, kdy byly psací stroje používány v kancelářích, stránku po stránce. Přímé formátování je opakující se činnost, kdy například použijete tučný formát na několik slov, nastavíte jednotlivé okraje pro každý odstavec nebo změníte velikost písma nadpisu.</text:p>
      <text:p text:style-name="Text_20_body">Naproti tomu formátování stylů je moderní způsob, jak nechat počítače formátovat dokumenty mnohem efektivněji a zkrátit čas strávený přímým formátováním.</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Jsou zvyklí vytvářet dokumenty podle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provedení jednotlivých změn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759744190"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tabulky</text:span> aplikuje předdefinované formáty na tabulky a prvky tabulek v textovém dokumentu.</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oft-page-break/><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P22">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6">Stránka</text:p>
          </table:table-cell>
          <table:table-cell table:style-name="Table42.A2" office:value-type="string">
            <text:p text:style-name="P6">X</text:p>
          </table:table-cell>
          <table:table-cell table:style-name="Table42.C2" office:value-type="string">
            <text:p text:style-name="P6">X</text:p>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Odstav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Znak</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Rám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Číslování</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Tabulka</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Buňka</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Prezentace</text:p>
          </table:table-cell>
          <table:table-cell table:style-name="Table42.A2" office:value-type="string">
            <text:p text:style-name="P6"/>
          </table:table-cell>
          <table:table-cell table:style-name="Table42.C2" office:value-type="string">
            <text:p text:style-name="P6"/>
          </table:table-cell>
          <table:table-cell table:style-name="Table42.A2" office:value-type="string">
            <text:p text:style-name="P6">X</text:p>
          </table:table-cell>
          <table:table-cell table:style-name="Table42.C2" office:value-type="string">
            <text:p text:style-name="P6">X</text:p>
          </table:table-cell>
        </table:table-row>
        <table:table-row table:style-name="Table42.1">
          <table:table-cell table:style-name="Table42.A2" office:value-type="string">
            <text:p text:style-name="P6">Obrázky</text:p>
          </table:table-cell>
          <table:table-cell table:style-name="Table42.A2" office:value-type="string">
            <text:p text:style-name="P6">(zahrnuto ve stylech rámce)</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25">Nabídka stylů ve Writeru</text:p>
        </text:list-item>
        <text:list-item>
          <text:p text:style-name="P25">Karta styly na postranní liště</text:p>
        </text:list-item>
        <text:list-item>
          <text:p text:style-name="List_20_1">Režim vyplňování formátu</text:p>
        </text:list-item>
        <text:list-item>
          <text:p text:style-name="List_20_1">Seznam Použít styl na nástrojové liště Formátování</text:p>
        </text:list-item>
      </text:list>
      <text:list xml:id="list155600738318163" text:continue-list="list1759744190"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Text_20_body">Nabídka Styly obsahuje nejdůležitější styly pro odstavce, znaky a seznamy pro téměř každý textový dokument, přičemž v dolní části nabídky je další položka pro vlastní možnosti správy stylů. Nabídka styly neobsahuje styly pro rámce, stránky nebo tabulky.</text:p>
      <text:p text:style-name="Text_20_body">Chceme-li použít styl odstavce, umístíme kurzor kamkoli do odstavce a poté vybereme jeden ze stylů odstavce v nabídce <text:span text:style-name="LOMenuPath">Styly</text:span>. Pro použití znakového stylu na několik znaků nebo více jak jedno slovo, vybereme nejprve znaky a poté použijeme  z nabídky znakový styl.</text:p>
      <text:list xml:id="list155601427349738" text:continue-list="list1071307077" text:style-name="Heading_20_Note">
        <text:list-item>
          <text:p text:style-name="Heading_20_Note">Poznámka</text:p>
        </text:list-item>
      </text:list>
      <text:p text:style-name="P18">Do nabídky stylů nelze přidávat rozšiřující položky.</text:p>
      <text:h text:style-name="Heading_20_2" text:outline-level="2"><text:bookmark-start text:name="__RefHeading__165513_780470623"/>Používání <text:alphabetical-index-mark text:string-value="Okno Styly a formátování"/>postranní lišty Styly<text:bookmark-end text:name="__RefHeading__165513_780470623"/></text:h>
      <text:p text:style-name="Text_20_Body_20_List_20_Intro">Postranní lišty styly (v některých instalacích nazvaná Styly a formátování) obsahuje úplnou sadu nástrojů pro styly. Chceme-li pomocí ní používat styly:</text:p>
      <text:list xml:id="list1988654571" text:style-name="Numbering_20_1">
        <text:list-item text:start-value="1">
          <text:p text:style-name="Numbering_20_1">V hlavní nabídce zvolíme <text:span text:style-name="LOMenuPath">Zobrazit &gt; Styly</text:span> nebo <text:span text:style-name="LOMenuPath">Styly &gt; Spravovat styly</text:span>, nebo stiskneme klávesu <text:span text:style-name="LOKeystroke">F11</text:span> (<text:span text:style-name="LOKeystroke">⌘+T </text:span>v macOS), nebo klepneme na kartu Styly a formátování v postranní liště (pro její otevření  zvolíme <text:span text:style-name="LOMenuPath">Zobrazit &gt; Postranní lišta</text:span>).</text:p>
        </text:list-item>
      </text:list>
      <text:p text:style-name="LOList_20_1_5f_TextBody">Postranní lišty styly zobrazí náhled dostupných stylů. Obrázek <text:sequence-ref text:reference-format="value" text:ref-name="refFigure0">1</text:sequence-ref><text:s/> ukazuje tento panel v programu Writer, zobrazeny jsou styly odstavce.</text:p>
      <text:list xml:id="list155600693881836" text:continue-numbering="true" text:style-name="Numbering_20_1">
        <text:list-item>
          <text:p text:style-name="P32"><text:soft-page-break/>Pokud chceme zobrazit seznam stylů v jednotlivých kategoriích, vybereme jedno z tlačítek v levé horní části karty Styly.</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2531633861" text:style-name="Heading_20_Tip">
        <text:list-item>
          <text:p text:style-name="Heading_20_Tip">Tip</text:p>
        </text:list-item>
      </text:list>
      <text:p text:style-name="Text_20_Note">V dolní části karty Styly se nachází rozbalovací seznam. Na obrázku <text:sequence-ref text:reference-format="value" text:ref-name="refFigure0">1</text:sequence-ref><text:s/>zobrazuje panel <text:span text:style-name="LOEmphasis">Použité styly</text:span>, to znamená, že seznam obsahuje pouze styly použité v dokumentu. Můžeme také zobrazit všechny styly nebo jiné skupiny stylů, například pouze vlastní styly.</text:p>
      <text:p text:style-name="Figure"><draw:frame draw:style-name="fr1" draw:name="Frame138" text:anchor-type="as-char" svg:width="14.393cm" draw:z-index="1"><draw:text-box fo:min-height="6.41cm"><text:p text:style-name="Caption"><draw:frame draw:style-name="fr9" draw:name="Image2" text:anchor-type="paragraph" svg:width="14.393cm" svg:height="6.717cm" draw:z-index="12"><draw:image xlink:href="Pictures/10000201000002E10000015868A8DF5DFC6E4CE6.png" xlink:type="simple" xlink:show="embed" xlink:actuate="onLoad" loext:mime-type="image/png"/></draw:frame>Obrázek <text:sequence text:ref-name="refFigure0" text:name="Figure" text:formula="ooow:Figure+1" style:num-format="1">1</text:sequence>: Karta styly v postranní liště ve Writeru, zobrazeny jsou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na kartu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P32">Otevřeme kartu Styly na postranním panelu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35">Chceme-li režim vyplňování formátu opustit, klepneme znovu na tlačítko <text:span text:style-name="LOMenuPath">Režim vyplňování formátu</text:span> nebo stiskneme klávesu <text:span text:style-name="LOKeystroke">Esc</text:span>.</text:p>
        </text:list-item>
      </text:list>
      <text:list xml:id="list979448813" text:style-name="Heading_20_Caution">
        <text:list-item>
          <text:p text:style-name="Heading_20_Caution">Upozornění</text:p>
        </text:list-item>
      </text:list>
      <text:p text:style-name="P12">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 text:key1="styly"/><text:alphabetical-index-mark text:string-value="Seznam Použít styl"/>seznamu Nastavit styl odstavce<text:bookmark-end text:name="__RefHeading__165517_780470623"/></text:h>
      <text:p text:style-name="Text_20_body">Jakmile v dokumentu použijeme aspoň jednou styl odstavce, jeho název se objeví v seznamu Nastavit styl odstavce, který se nachází v levé části nástrojové lišty Formátování.</text:p>
      <text:p text:style-name="Text_20_body"><text:soft-page-break/>Tento seznam můžeme otevřít a klepnout na styl, který chceme použít nebo můžeme seznam procházet pomocí šipek a stisknutím klávesy <text:span text:style-name="LOKeystroke">Enter</text:span> zvýrazněný styl použít.</text:p>
      <text:list xml:id="list155600803833285" text:continue-list="list2531633861" text:style-name="Heading_20_Tip">
        <text:list-item>
          <text:p text:style-name="P38">Tip</text:p>
        </text:list-item>
      </text:list>
      <text:p text:style-name="Text_20_Note">Pokud vybereme na konci seznamu položku <text:span text:style-name="LOMenuPath">Další styly</text:span>, otevře se karta Styly v postranní liště.</text:p>
      <text:p text:style-name="Figure"><draw:frame draw:style-name="fr1" draw:name="Frame220" text:anchor-type="as-char" svg:width="6.683cm" draw:z-index="2"><draw:text-box fo:min-height="7.967cm"><text:p text:style-name="Caption"><draw:frame draw:style-name="fr10" draw:name="Image342" text:anchor-type="paragraph" svg:width="4.288cm" svg:height="7.124cm" draw:z-index="3"><draw:image xlink:href="Pictures/10000201000000EC0000018D7B4295A9086480A9.png" xlink:type="simple" xlink:show="embed" xlink:actuate="onLoad" loext:mime-type="image/png"/></draw:frame>Obrázek <text:sequence text:ref-name="refFigure1" text:name="Figure" text:formula="ooow:Figure+1" style:num-format="1">2</text:sequence>: seznam Nastavit styl odstavce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 + 0</text:span> použijeme styl <text:span text:style-name="LOEmphasis">Tělo textu</text:span>, stisknutím <text:span text:style-name="LOKeystroke">Ctrl + 1</text:span> styl <text:span text:style-name="LOEmphasis">Nadpis 1</text:span> a stisknutím <text:span text:style-name="LOKeystroke">Ctrl + 2</text:span> styl <text:span text:style-name="LOEmphasis">Nadpis 2</text:span>. Tyto zkratky je možné změnit a také vytvořit vlastní, jak je popsáno v kapitole 14 Přizpůsobení balíku LibreOffice.</text:p>
      <text:h text:style-name="Heading_20_2" text:outline-level="2"><text:bookmark-start text:name="__RefHeading___Toc2685_1735497366"/>Přímé formátování a formátování pomocí stylů<text:bookmark-end text:name="__RefHeading___Toc2685_1735497366"/></text:h>
      <text:p text:style-name="Text_20_body">Přímé formátování (také nazývané <text:span text:style-name="LOEmphasis">ruční formátování</text:span>) má přednost před styly a není možné ho použitím stylu odstranit.</text:p>
      <text:p text:style-name="Text_20_body">Chceme-li ruční formátování odstranit, vybereme text, klepneme pravým tlačítkem a zvolíme z místní nabídky <text:span text:style-name="LOMenuPath">Styly &gt; Vymazat přímé formátování</text:span> nebo vybereme text a stiskneme <text:span text:style-name="LOKeystroke">Ctrl + M</text:span>.</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Oba druhy stylů můžeme měnit <text:s/>několika způsoby:</text:p>
      <text:list xml:id="list155601695725858"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155602240528155" text:continue-list="list155601427349738" text:style-name="Heading_20_Note">
        <text:list-item>
          <text:p text:style-name="Heading_20_Note"><text:soft-page-break/>Poznámka</text:p>
        </text:list-item>
      </text:list>
      <text:p text:style-name="P13">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postranní liště Styly. Na kartě Styly klepneme pravým tlačítkem na požadovaný styl a z místní nabídky vybereme <text:span text:style-name="LOMenuPath">Upravit</text:span>.</text:p>
      <text:p text:style-name="P10">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P32">Otevřeme postranní lištu Styly.</text:p>
        </text:list-item>
        <text:list-item>
          <text:p text:style-name="P36">V dokumentu vybereme položku, jejíž formát chceme použít jako styl.</text:p>
        </text:list-item>
      </text:list>
      <text:list xml:id="list155600507067206" text:continue-list="list979448813"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155601421956222" text:continue-list="list39222117" text:style-name="Numbering_20_1">
        <text:list-item>
          <text:p text:style-name="P32">Na kartě Styly vybereme styl, který chceme aktualizovat, poté klepneme na šipku u ikony <text:span text:style-name="LOMenuPath">Nový styl z výběru</text:span> a klepneme na <text:span text:style-name="LOMenuPath">Aktualizovat styl</text:span>.</text:p>
        </text:list-item>
      </text:list>
      <text:p text:style-name="Figure"><draw:frame draw:style-name="fr1" draw:name="Frame319" text:anchor-type="as-char" svg:width="9.823cm" draw:z-index="17"><draw:text-box fo:min-height="6.729cm"><text:p text:style-name="Caption"><draw:frame draw:style-name="fr10" draw:name="Image344" text:anchor-type="paragraph" svg:width="9.744cm" svg:height="6.172cm" draw:z-index="19"><draw:image xlink:href="Pictures/10000000000001F10000012C6D1FC873407EB798.png" xlink:type="simple" xlink:show="embed" xlink:actuate="onLoad" loext:mime-type="image/png"/></draw:frame>Obrázek <text:sequence text:ref-name="refFigure2" text:name="Figure" text:formula="ooow:Figure+1" style:num-format="1">3</text:sequence>: Aktualizace stylu z výběru</text:p></draw:text-box></draw:frame></text:p>
      <text:list xml:id="list155600593279377" text:continue-list="list155600803833285" text:style-name="Heading_20_Tip">
        <text:list-item>
          <text:p text:style-name="Heading_20_Tip">Tip</text:p>
        </text:list-item>
      </text:list>
      <text:p text:style-name="P13">Můžeme také upravit styly podnabídkou na každém stylu v seznamu Nastavit styl odstavce na nástrojové liště Formátování (viz obrázek <text:sequence-ref text:reference-format="value" text:ref-name="refFigure3">4</text:sequence-ref>).</text:p>
      <text:p text:style-name="Figure"><text:soft-page-break/><draw:frame draw:style-name="fr2" draw:name="Frame139" text:anchor-type="as-char" svg:width="10.673cm" draw:z-index="23"><draw:text-box fo:min-height="6.297cm"><text:p text:style-name="P23"><draw:frame draw:style-name="fr11" draw:name="Image343" text:anchor-type="paragraph" svg:width="8.848cm" svg:height="5.62cm" draw:z-index="24"><draw:image xlink:href="Pictures/10000201000001B2000001AFA50E44CC72B82DD0.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11">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5560089502165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Nový styl<text:bookmark-end text:name="__RefHeading__165533_780470623"/></text:h>
      <text:p text:style-name="Text_20_body">Chceme-li vytvořit nový styl pomocí dialogového okna <text:alphabetical-index-mark text:string-value="dialogové okno Styly"/>Nový styl, otevřeme kartu Styly na postranní liště a vybereme kategorii stylu (např.  odstavec, znak, atd.), kterou chceme vytvořit. Klepnutím na jednu z ikon nahoře na kartě, poté klepnutím na šipku na pravé straně vybereme z rozbalovacího menu možnost  <text:span text:style-name="LOMenuPath">Nový styl</text:span>.</text:p>
      <text:p text:style-name="Text_20_body">Pokud chceme, aby byl náš nový styl propojen s existujícím stylem, vybereme nejprve tento styl ze seznamu stylů, potom klepneme pravým tlačítkem myši na vybraný styl a vybereme <text:span text:style-name="LOMenuPath">Nový</text:span>.</text:p>
      <text:p text:style-name="Text_20_body">Jestliže <text:alphabetical-index-mark text:string-value="propojování" text:key1="styly"/>styly propojíme a později změníme základní styl (například změníme písmo z Times na Helvetica), všechny propojené styly se také změní. Někdy přesně toto chceme; jindy si zase nepřejeme, aby se změny projevily ve všech propojených stylech. Vyplatí se promyslet si to předem.</text:p>
      <text:p text:style-name="Text_20_body">Dialogová okna a volby pro vytváření nového stylu jsou stejné pro úpravu existujících stylů. Podrobnosti se nachází v kapitolách o stylech v uživatelských příručkách příslušných programů.</text:p>
      <text:list xml:id="list155601445984016" text:continue-numbering="true" text:style-name="Heading_20_Tip">
        <text:list-item>
          <text:p text:style-name="Heading_20_Tip"><text:soft-page-break/>Tip</text:p>
        </text:list-item>
      </text:list>
      <text:p text:style-name="Text_20_Note">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vybereme ikonu <text:span text:style-name="LOMenuPath">Nový styl z výběru</text:span>.</text:p>
        </text:list-item>
        <text:list-item>
          <text:p text:style-name="Numbering_20_1">V dialogovém okně Vytvořit styl zadáme název nového stylu. Seznam zobrazuje názvy stávajících vlastních stylů vybrané kategorie. Klepnutím na <text:span text:style-name="LOMenuPath">OK</text:span> nový styl uložíme.</text:p>
        </text:list-item>
      </text:list>
      <text:p text:style-name="Figure"><draw:frame draw:style-name="fr1" draw:name="Frame415" text:anchor-type="as-char" svg:width="10.01cm" draw:z-index="4"><draw:text-box fo:min-height="6.576cm"><text:p text:style-name="Caption"><draw:frame draw:style-name="fr9" draw:name="Image345" text:anchor-type="paragraph" svg:width="6.431cm" svg:height="5.957cm" draw:z-index="5"><draw:image xlink:href="Pictures/100002010000012B0000011501E2670FA80042E1.png" xlink:type="simple" xlink:show="embed" xlink:actuate="onLoad" loext:mime-type="image/png"/></draw:frame>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na kartu styly na postranním panelu.</text:p>
      <text:p text:style-name="Definition_20_Term">Draw/Impress</text:p>
      <text:p text:style-name="Text_20_body_20_indent">Styl obrázku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text:p>
      <text:list xml:id="list155602008649545" text:continue-list="list155600693881836"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text:soft-page-break/>Přetáhneme tabulku do kategorie Styly tabulky na kartě Styly na postranním panelu.</text:p>
        </text:list-item>
      </text:list>
      <text:p text:style-name="Text_20_body">Nebo</text:p>
      <text:list xml:id="list155601499946225" text:continue-list="list155602008649545" text:style-name="Numbering_20_1">
        <text:list-item text:start-value="1">
          <text:p text:style-name="Numbering_20_1">Otevřeme nabídku <text:span text:style-name="LOMenuPath">Tabulka &gt; styly automatického formátu</text:span> a klepneme na tlačítko <text:span text:style-name="LOStrongEmphasis">Přidat</text:span>  (obrázek <text:sequence-ref text:reference-format="value" text:ref-name="refFigure5">6</text:sequence-ref>).</text:p>
        </text:list-item>
        <text:list-item>
          <text:p text:style-name="Numbering_20_1">Zadáme název nového stylu tabulky a klepneme na <text:span text:style-name="LOStrongEmphasis">OK</text:span></text:p>
        </text:list-item>
        <text:list-item>
          <text:p text:style-name="Numbering_20_1">Nový styl tabulky je uveden v levém podokně dialogového okna. Pro zavření dialogového okna Automatický formát klepneme na <text:span text:style-name="LOStrongEmphasis">OK</text:span>.</text:p>
        </text:list-item>
      </text:list>
      <text:p text:style-name="Figure"><draw:frame draw:style-name="fr2" draw:name="Frame1" text:anchor-type="as-char" svg:width="7.271cm" draw:z-index="20"><draw:text-box fo:min-height="5.002cm"><text:p text:style-name="Caption"><draw:frame draw:style-name="fr12" draw:name="Image3" text:anchor-type="paragraph" svg:width="7.271cm" style:rel-width="100%" svg:height="5.002cm" style:rel-height="scale" draw:z-index="21"><draw:image xlink:href="Pictures/1000000000000221000001777810D137D99FDD5F.png" xlink:type="simple" xlink:show="embed" xlink:actuate="onLoad" loext:mime-type="image/png"/></draw:frame><text:span text:style-name="T8"><text:line-break/></text:span>Obrázek <text:sequence text:ref-name="refFigure5" text:name="Figure" text:formula="ooow:Figure+1" style:num-format="1">6</text:sequence>: Styly automatického formátu tabulky</text:p></draw:text-box></draw:frame></text:p>
      <text:p text:style-name="Text_20_body">Nový styl tabulky lze použít na tabulky, jak je popsáno v <text:bookmark-ref text:reference-format="text" text:ref-name="__RefHeading__165511_780470623">Používání stylů</text:bookmark-ref><text:s/>na stránce <text:bookmark-ref text:reference-format="page" text:ref-name="__RefHeading__165511_780470623">6</text:bookmark-ref>.</text:p>
      <text:h text:style-name="Heading_20_1" text:outline-level="1"><text:bookmark-start text:name="__RefHeading__6250_424592115"/>Kopírování stylů ze šablony nebo dokumentu<text:bookmark-end text:name="__RefHeading__6250_424592115"/></text:h>
      <text:p text:style-name="P8">Styly můžeme do dokumentu zkopírovat načtením ze šablony nebo z jiného dokumentu.</text:p>
      <text:list xml:id="list39202931" text:style-name="Numbering_20_1">
        <text:list-item text:start-value="1">
          <text:p text:style-name="P37">Otevřeme dokument, do kterého chceme styly zkopírovat.</text:p>
        </text:list-item>
        <text:list-item>
          <text:p text:style-name="Numbering_20_1">Na kartě Styly v postranním panelu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Numbering_20_1">V dialogovém okně Načíst styly (obrázek <text:sequence-ref text:reference-format="value" text:ref-name="refFigure6">7</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Numbering_20_1">V zaškrtávacích polích v dolní části dialogového okna vybereme kategorie stylů, které se mají zkopírovat.</text:p>
        </text:list-item>
        <text:list-item>
          <text:p text:style-name="Numbering_20_1">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LOMenuPath">OK</text:span>.</text:p>
        </text:list-item>
      </text:list>
      <text:p text:style-name="P7"><draw:frame draw:style-name="fr1" draw:name="Frame513" text:anchor-type="as-char" svg:width="13.062cm" draw:z-index="22"><draw:text-box fo:min-height="6.294cm"><text:p text:style-name="Caption"><draw:frame draw:style-name="fr9"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p>
      <text:list xml:id="list155600930251317" text:continue-list="list155600507067206" text:style-name="Heading_20_Caution">
        <text:list-item>
          <text:p text:style-name="Heading_20_Caution"><text:soft-page-break/>Upozornění</text:p>
        </text:list-item>
      </text:list>
      <text:p text:style-name="P19">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list xml:id="list155600748792816" text:continue-list="list155602240528155" text:style-name="Heading_20_Note">
        <text:list-item>
          <text:p text:style-name="Heading_20_Note">Poznámka:</text:p>
        </text:list-item>
      </text:list>
      <text:p text:style-name="P18">Nelze kopírovat znakový styl do dokumentu. Styly tabulek jsou uloženy na v místním počítači a jsou k dispozici pro všechny dokumenty modulu Writer.</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LOKeystroke">Ctrl</text:span> ), poté klepneme pravým tlačítkem na vybraný styl a v místní nabídce vybereme <text:span text:style-name="LOMenuPath">Smazat</text:span>.</text:p>
      <text:p text:style-name="Text_20_body">Jestliže se styl nepoužívá, smaže se okamžitě a bez potvrzení. Pokud se styl používá, zobrazí se upozornění vyžadující potvrzení smazání.</text:p>
      <text:list xml:id="list155601220516185" text:continue-list="list155600930251317"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26" text:outline-level="1"><text:bookmark-start text:name="__RefHeading___Toc3371_1116602817"/>Co je šablona?<text:bookmark-end text:name="__RefHeading___Toc3371_1116602817"/></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8</text:reference-ref><text:s/>.</text:p>
      <text:p text:style-name="Text_20_body">Šablony pro hlavní dokumenty můžeme vytvářet stejně jako pro obyčejné </text:p>
      <text:h text:style-name="Heading_20_1" text:outline-level="1"><text:bookmark-start text:name="__RefHeading__165545_780470623"/><text:soft-page-break/>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Šablony<text:bookmark-end text:name="__RefHeading___Toc35806_687030175"/></text:h>
      <text:p text:style-name="Text_20_body">Pokud chceme vytvořit dokument pomocí šablony:</text:p>
      <text:list xml:id="list155602092353822" text:continue-list="list155601499946225" text:style-name="Numbering_20_1">
        <text:list-item text:start-value="1">
          <text:p text:style-name="Numbering_20_1">Z hlavní nabídky zvolíme <text:span text:style-name="LOMenuPath">Soubor &gt; Nový &gt; Šablony</text:span>. Můžeme také klepnout na malou šipku vedle ikony <text:span text:style-name="LOMenuPath">Nový</text:span> a vybrat <text:span text:style-name="LOMenuPath">Šablony</text:span>. Otevře se dialogové okno Šablony.</text:p>
        </text:list-item>
        <text:list-item>
          <text:p text:style-name="Numbering_20_1">V horní části tohoto okna vybereme ze seznamu 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LOMenuPath">OK</text:span>, nebo dvakrát klepneme na šablonu. Otevře se nový dokument založený na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2" draw:name="Frame4" text:anchor-type="as-char" svg:width="12.764cm" draw:z-index="27"><draw:text-box fo:min-height="7.198cm"><text:p text:style-name="Caption"><draw:frame draw:style-name="fr12" draw:name="Image6" text:anchor-type="paragraph" svg:width="15.662cm" style:rel-width="100%" svg:height="8.412cm" style:rel-height="scale" draw:z-index="28"><draw:image xlink:href="Pictures/10000000000002500000013EAB879D7F0B31BB80.png" xlink:type="simple" xlink:show="embed" xlink:actuate="onLoad" loext:mime-type="image/png"/></draw:frame><text:span text:style-name="T8"><text:line-break/></text:span>Obrázek <text:sequence text:ref-name="refFigure7" text:name="Figure" text:formula="ooow:Figure+1" style:num-format="1">8</text:sequence>: Dialogové okno Šablony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Text_20_body">Dokument můžeme vytvořit z zobrazené šablony na úvodní obrazovce. v případě, kdy nejsou ostatní dokumenty otevřeny je zobrazena úvodní obrazovka.</text:p>
      <text:p text:style-name="Text_20_body">Pro otevření dialogového okna Šablony z úvodní obrazovky, klepneme na tlačítko <text:span text:style-name="LOMenuPath">Šablony</text:span> na levém panelu. Tlačítko je také jako rozbalovací seznam, zobrazující šablony daného typu dokumentu. Pro otevření dialogového okna Šablony vybereme položku <text:span text:style-name="LOMenuPath">Spravovat šablony</text:span> ze seznamu (obrázek <text:sequence-ref text:reference-format="value" text:ref-name="refFigure7">8</text:sequence-ref>).</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Text_20_body">Šablony mohou také obsahovat předdefinovaný text, který pak nemusíme psát pokaždé při vytváření nového dokumentu. Šablona dopisu může například obsahovat jméno, adresu a oslovení.</text:p>
      <text:p text:style-name="Text_20_body"><text:soft-page-break/>Do šablony je možné uložit také přizpůsobení nabídek a nástrojových lišt; více informací se nachází v <text:span text:style-name="LOEmphasis">kapitole 14 Přizpůsobení balíku LibreOffice</text:span>.</text:p>
      <text:p text:style-name="Text_20_body">Pokud chceme vytvořit šablonu z dokumentu a uložit ji do složky Moje šablony:</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Soubor &gt; Šablony &gt; Uložit jako šablonu</text:span>. Otevře se dialogové okno Šablony (obrázek <text:sequence-ref text:reference-format="value" text:ref-name="refFigure8">9</text:sequence-ref>), které zobrazí existující kategorie a textové pole, kde lze zadat název nové šablony.</text:p>
        </text:list-item>
        <text:list-item>
          <text:p text:style-name="Numbering_20_1">Vybereme složku Moje šablony.</text:p>
        </text:list-item>
        <text:list-item>
          <text:p text:style-name="Numbering_20_1">Klepneme na tlačítko <text:span text:style-name="LOMenuPath">Uložit</text:span>. Šablona se uloží a dialogové okno zavře.</text:p>
        </text:list-item>
      </text:list>
      <text:p text:style-name="Figure"><draw:frame draw:style-name="fr3" draw:name="Frame1410" text:anchor-type="as-char" svg:width="6.415cm" draw:z-index="30"><draw:text-box fo:min-height="6.496cm"><text:p text:style-name="Caption"><draw:frame draw:style-name="fr13" draw:name="Image348" text:anchor-type="paragraph" svg:width="5.212cm" style:rel-width="81%" svg:height="5.995cm" style:rel-height="scale" draw:z-index="31"><draw:image xlink:href="Pictures/100002010000014000000170B691AB13B01658E1.png" xlink:type="simple" xlink:show="embed" xlink:actuate="onLoad" loext:mime-type="image/png"/></draw:frame>Obrázek <text:sequence text:ref-name="refFigure8" text:name="Figure" text:formula="ooow:Figure+1" style:num-format="1">9</text:sequence>: Dialogové okno Uložit jako šablonu</text:p></draw:text-box></draw:frame></text:p>
      <text:list xml:id="list155600671711153" text:continue-list="list155600748792816" text:style-name="Heading_20_Note">
        <text:list-item>
          <text:p text:style-name="Heading_20_Note">Poznámka</text:p>
        </text:list-item>
      </text:list>
      <text:p text:style-name="Text_20_Note">Ačkoliv se v dialogovém okně Šablony nezobrazuje žádný typ dokumentu při ukládání nové šablony, šablona se objeví, po návratu do tohoto dialogového okna, ve správné kartě (dokumenty, tabulky, prezentace, kresby). </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55602260123141" text:continue-list="list155602092353822" text:style-name="Numbering_20_1">
        <text:list-item text:start-value="1">
          <text:p text:style-name="P32">V hlavní nabídce zvolíme <text:span text:style-name="LOMenuPath">Soubor &gt; Průvodci &gt; [požadovaný typ šablony]</text:span> (viz obrázek <text:sequence-ref text:reference-format="value" text:ref-name="refFigure9">10</text:sequence-ref>).</text:p>
        </text:list-item>
        <text:list-item>
          <text:p text:style-name="P32">Postupujeme podle pokynů na stránkách průvodce. Postup je mírně odlišný pro každý typ šablony, ale struktura průvodce je vždy velmi podobná.</text:p>
        </text:list-item>
        <text:list-item>
          <text:p text:style-name="P32"><text:soft-page-break/>V poslední části průvodce můžeme určit název šablony, který se bude zobrazovat v dialogovém okně Šablony, a také název a umístění pro uložení šablony. Tyto názvy se mohou lišit, což může později vést k nedorozumění. Výchozím umístěním je adresář šablon uživatele, můžeme však zvolit i jiné umístění.</text:p>
        </text:list-item>
        <text:list-item>
          <text:p text:style-name="P32">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draw:frame draw:style-name="fr2" draw:name="Frame3" text:anchor-type="as-char" svg:width="10.423cm" draw:z-index="32"><draw:text-box fo:min-height="7.011cm"><text:p text:style-name="Caption"><draw:frame draw:style-name="fr12" draw:name="Image5" text:anchor-type="paragraph" svg:width="10.423cm" style:rel-width="100%" svg:height="7.011cm" style:rel-height="scale" draw:z-index="33"><draw:image xlink:href="Pictures/100000000000018A00000109ACC28B096FF6FC18.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155601713849600" text:continue-numbering="true" text:style-name="Numbering_20_1">
        <text:list-item>
          <text:p text:style-name="Numbering_20_1">Nakonec zvolíme zda okamžitě vytvořit z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 seznamu, bude možná nutné otevřít dialogové okno Šablony a klepnout na <text:span text:style-name="LOMenuPath">Obnovit</text:span> v nabídce <text:span text:style-name="LOMenuPath">Nastavení</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9">Chceme-li šablonu upravit:</text:p>
      <text:list xml:id="list155600559602335" text:continue-list="list8478416735796673611" text:style-name="Numbering_20_1">
        <text:list-item text:start-value="1">
          <text:p text:style-name="Numbering_20_1">V hlavní nabídce zvolíme <text:span text:style-name="LOMenuPath">Soubor &gt; Šablony &gt; Spravovat</text:span> nebo stiskneme <text:span text:style-name="LOKeystroke">Ctrl + Shift + N</text:span>. Otevře se dialogové okno Šablony. Dialogové okno Šablony můžeme také otevřít z úvodní obrazovky.</text:p>
        </text:list-item>
        <text:list-item>
          <text:p text:style-name="Numbering_20_1">Přejdeme na šablonu, kterou chceme upravit. Pokud na ni jednou klepneme, aktivují se ovládací prvky pro soubor (viz obrázek <text:sequence-ref text:reference-format="value" text:ref-name="refFigure7">8</text:sequence-ref>). Klepnutím pravým tlačítkem myši vyvoláme místní nabídku a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8">Chceme-li dokument aktualizovat:</text:p>
      <text:list xml:id="list155601391906199" text:continue-list="list155601713849600"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55600641096163" text:continue-list="list155601220516185" text:style-name="Heading_20_Caution">
        <text:list-item>
          <text:p text:style-name="Heading_20_Caution"><text:soft-page-break/>Upozornění</text:p>
        </text:list-item>
      </text:list>
      <text:p text:style-name="P18">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LOMenuPath">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4" draw:name="Frame7" text:anchor-type="as-char" svg:width="10.529cm" svg:height="2.551cm" style:rel-height="scale-min" draw:z-index="26"><draw:text-box><text:p text:style-name="Caption"><draw:frame draw:style-name="fr14" draw:name="graphics1" text:anchor-type="paragraph" svg:width="10.529cm" style:rel-width="100%" svg:height="2.551cm" style:rel-height="scale" draw:z-index="29"><draw:image xlink:href="Pictures/10000000000001C60000006EDE9942B55DACCC27.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9">Chceme-li nainstalovat jednotlivé šablony:</text:p>
      <text:list xml:id="list155601545335832" text:continue-list="list155601391906199" text:style-name="Numbering_20_1">
        <text:list-item text:start-value="1">
          <text:p text:style-name="P37">Šablonu stáhneme a uložíme ji někam do počítače.</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55601037028260" text:continue-list="list155601445984016" text:style-name="Heading_20_Tip">
        <text:list-item>
          <text:p text:style-name="Heading_20_Tip">Tip</text:p>
        </text:list-item>
      </text:list>
      <text:p text:style-name="P20">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55602165705047" text:continue-list="list155601545335832" text:style-name="Numbering_20_1">
        <text:list-item text:start-value="1">
          <text:p text:style-name="Numbering_20_1">Stáhneme balík s rozšířením (soubor OXT) a uložíme ho někam na počítač.</text:p>
        </text:list-item>
        <text:list-item>
          <text:p text:style-name="Numbering_20_1">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Numbering_20_1">Najdeme a vybereme balík se šablonami, který chceme nainstalovat, a klepneme na <text:span text:style-name="LOMenuPath">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LOMenuPath">Soubor &gt; Šablony &gt; Spravovat šablony</text:span> a <text:span text:style-name="LOMenuPath">Soubor &gt; Nový &gt; Šablony</text:span>, rozšíření je uvedeno v seznamu ve správci rozšíření.</text:p>
        </text:list-item>
      </text:list>
      <text:p text:style-name="Text_20_body"><text:soft-page-break/>Více informací o správci rozšíření se nachází v kapitole 14 -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55601636377328" text:continue-list="list155600671711153" text:style-name="Heading_20_Note">
        <text:list-item>
          <text:p text:style-name="Heading_20_Note">Poznámka pro uživatele programu Microsoft Word</text:p>
        </text:list-item>
      </text:list>
      <text:p text:style-name="P21">Program Microsoft Word používá jako výchozí šablonu soubor <text:span text:style-name="LOComputerCode">normal.dot</text:span> nebo <text:span text:style-name="LOComputerCode">normal.dotx</text:span>, který je možné obnovit.</text:p>
      <text:p text:style-name="Text_20_Note">LibreOffice nemá podobný soubor s výchozí šablonou; „tovární nastavení“ je zabudováno přímo do programu.</text:p>
      <text:h text:style-name="P39"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155601105563476" text:continue-list="list155602165705047" text:style-name="Numbering_20_1">
        <text:list-item text:start-value="1">
          <text:p text:style-name="Numbering_20_1">V hlavní nabídce zvolíme <text:span text:style-name="LOMenuPath">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LOMenuPath">Nastavit jako výchozí</text:span> (viz obrázek <text:sequence-ref text:reference-format="value" text:ref-name="refFigure7">8</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LOMenuPath">Nastavení</text:span> dole vlevo (obrázek <text:sequence-ref text:reference-format="value" text:ref-name="refFigure11">12</text:sequence-ref>).</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14" text:anchor-type="as-char" svg:width="12.659cm" draw:z-index="6"><draw:text-box fo:min-height="5.376cm"><text:p text:style-name="Caption"><draw:frame draw:style-name="fr15" draw:name="Image351" text:anchor-type="paragraph" svg:width="12.183cm" svg:height="4.907cm" draw:z-index="7"><draw:image xlink:href="Pictures/100002010000031D000001419B625E47C1E3D3C0.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soft-page-break/><text:reference-mark-start text:name="Organizing templates"/>Správa šablon<text:bookmark-end text:name="__RefHeading__165563_780470623"/><text:reference-mark-end text:name="Organizing templates"/></text:h>
      <text:p text:style-name="Text_20_body">V LibreOffice je možné spravovat pouze šablony, které se nachází ve složkách pro šablony nebo kategoriích. Můžeme ale vytvářet nové kategorie šablon a pomocí nich šablony uspořádat. Například můžeme mít kategorii pro šablony zprávy a jinou složku pro šablony dopisů. Šablony je možné také importovat a exportovat.</text:p>
      <text:p text:style-name="Text_20_body">Začneme tím, že zvolíme <text:span text:style-name="LOMenuPath">Soubor &gt; Šablony &gt; Spravovat šablony</text:span>, čímž otevřeme dialogové okno Šablony.</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8">Chceme-li vytvořit kategorii pro šablony:</text:p>
      <text:list xml:id="list39225819" text:style-name="Numbering_20_1">
        <text:list-item>
          <text:p text:style-name="Numbering_20_1">Klepneme na tlačítko <text:span text:style-name="LOMenuPath">Nastavení</text:span> v dialogovém okně Šablony.</text:p>
        </text:list-item>
        <text:list-item>
          <text:p text:style-name="Numbering_20_1">V místní nabídce zvolíme <text:span text:style-name="LOMenuPath">Nová kategorie</text:span> (viz obrázek <text:sequence-ref text:reference-format="value" text:ref-name="refFigure12">13</text:sequence-ref>).</text:p>
        </text:list-item>
        <text:list-item>
          <text:p text:style-name="Numbering_20_1">V dialogovém okně, které se otevře, zadáme název nové kategorie a klepneme na <text:span text:style-name="LOMenuPath">OK</text:span>.</text:p>
        </text:list-item>
      </text:list>
      <text:p text:style-name="Figure"><draw:frame draw:style-name="fr5" draw:name="Frame98" text:anchor-type="as-char" svg:width="7.987cm" draw:z-index="8"><draw:text-box fo:min-height="4.623cm"><text:p text:style-name="Caption"><draw:frame draw:style-name="fr16" draw:name="Image352" text:anchor-type="paragraph" svg:width="10.077cm" style:rel-width="100%" svg:height="5.235cm" style:rel-height="scale" draw:z-index="9"><draw:image xlink:href="Pictures/10000201000001FF00000110EA14D603FA8D6421.png" xlink:type="simple" xlink:show="embed" xlink:actuate="onLoad" loext:mime-type="image/png"/></draw:frame>Obrázek <text:sequence text:ref-name="refFigure12" text:name="Figure" text:formula="ooow:Figure+1" style:num-format="1">13</text:sequence>: Vytváření nové kategorie</text:p></draw:text-box></draw:frame></text:p>
      <text:list xml:id="list155601692419561" text:continue-list="list155601636377328" text:style-name="Heading_20_Note">
        <text:list-item>
          <text:p text:style-name="Heading_20_Note">Poznámka</text:p>
        </text:list-item>
      </text:list>
      <text:p text:style-name="P18">Uvnitř kategorie šablony nelze vytvořit novou kategorii.</text:p>
      <text:h text:style-name="Heading_20_2" text:outline-level="2"><text:bookmark-start text:name="__RefHeading__27763_1681342437"/>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a zvolíme kategorii z rozbalovacího menu  </text:span><text:span text:style-name="LOStrongEmphasis"><text:span text:style-name="T9">Filtrovat</text:span></text:span><text:span text:style-name="T9"> v horní části dialogového okna. Poté klepneme na tlačítko </text:span><text:span text:style-name="LOStrongEmphasis"><text:span text:style-name="T9">Nastavení</text:span></text:span><text:span text:style-name="T9"> a v</text:span>ybereme v místní nabídce <text:span text:style-name="LOMenuPath">Smazat kategorii</text:span> <text:span text:style-name="T10"> (viz obrázek </text:span><text:span text:style-name="T10"><text:sequence-ref text:reference-format="value" text:ref-name="refFigure12">13</text:sequence-ref></text:span><text:span text:style-name="T10">)</text:span>. Až se zobrazí zpráva vyžadující potvrzení smazání, klepneme na <text:span text:style-name="LOMenuPath">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Text_20_body">Chceme-li šablonu přesunout z jedné kategorie do jiné, vybereme ji v dialogovém okně Šablony a klepneme na tlačítko <text:span text:style-name="LOMenuPath">Přesunout</text:span>, které se nachází ve spodní části dialogového okna uprostřed. V dialogovém okně, které se zobrazí (obrázek <text:sequence-ref text:reference-format="value" text:ref-name="refFigure13">14</text:sequence-ref>), vybereme <text:span text:style-name="T11">cílovou</text:span> kategorii a klepneme na <text:span text:style-name="LOMenuPath">OK</text:span>.</text:p>
      <text:p text:style-name="Figure"><text:soft-page-break/><draw:frame draw:style-name="fr5" draw:name="Frame1113" text:anchor-type="as-char" svg:width="9.142cm" draw:z-index="18"><draw:text-box fo:min-height="7.583cm"><text:p text:style-name="Caption"><draw:frame draw:style-name="fr13" draw:name="Image353" text:anchor-type="paragraph" svg:width="7.232cm" style:rel-width="100%" svg:height="6.69cm" style:rel-height="scale" draw:z-index="34"><draw:image xlink:href="Pictures/100000000000023E00000213136E57027D20BB03.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33"><text:span text:style-name="T12">Z rozbalovací nabídky </text:span><text:span text:style-name="LOStrongEmphasis"><text:span text:style-name="T9">Filtrovat</text:span></text:span><text:span text:style-name="T9"> v horní části dialogového okna </text:span>Šablony vybereme kategorii <text:s/>, která obsahuje šablonu kterou chceme smazat.</text:p>
        </text:list-item>
        <text:list-item>
          <text:p text:style-name="Numbering_20_1">Vybereme šablonu, kterou chceme smazat.</text:p>
        </text:list-item>
        <text:list-item>
          <text:p text:style-name="P34">Klepnutím pravým tlačítkem myši <text:span text:style-name="T12">na šablonu</text:span> vyvoláme místní nabídku a klepneme na <text:span text:style-name="LOMenuPath">Smazat</text:span> (obrázek <text:sequence-ref text:reference-format="value" text:ref-name="refFigure7">8</text:sequence-ref>).</text:p>
        </text:list-item>
        <text:list-item>
          <text:p text:style-name="P34">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Přestože není nutné před použitím šablony v LibreOffice ukládat šablony do jedné ze složek uvedených v cestě pro šablony v <text:span text:style-name="LOMenuPath">Nástroje &gt; Možnosti &gt; LibreOffice &gt; Cesty</text:span>, <text:span text:style-name="T13"/>je to nejjednodušší a nejpohodlnější způsob správy šablon. Import šablony:</text:p>
      <text:list xml:id="list40514742" text:style-name="Numbering_20_1">
        <text:list-item>
          <text:p text:style-name="Numbering_20_1">V dialogovém okně Šablony klepneme na tlačítko <text:span text:style-name="LOMenuPath">Importovat</text:span>, které je umístěno vpravo dole. Zobrazí se dialog pro výběr kategorie.</text:p>
        </text:list-item>
        <text:list-item>
          <text:p text:style-name="Numbering_20_1">Najdeme a vybereme kategorii, kde chceme importovat šablonu a klepneme na <text:span text:style-name="LOMenuPath">OK</text:span>. Otevře se standardní dialogové okno pro výběr souboru.</text:p>
        </text:list-item>
        <text:list-item>
          <text:p text:style-name="Numbering_20_1">Najdeme a vybereme šablonu, kterou chceme importovat a klepneme na <text:span text:style-name="LOStrongEmphasis">Otevřít</text:span>. Okno pro výběr souboru se zavře a zvolená šablona se zobrazí ve vybrané kategorii.</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je umístěno vpravo dole.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8">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Text_20_body">Jako příklad použijeme styly stránky <text:span text:style-name="LOEmphasis">První stránka</text:span> a <text:span text:style-name="LOEmphasis">Výchozí</text:span>, které jsou dodávány spolu s balíkem LibreOffice. Obrázek <text:sequence-ref text:reference-format="value" text:ref-name="refFigure14">15</text:sequence-ref><text:s/>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6" draw:name="Frame286" text:anchor-type="as-char" svg:width="6.473cm" svg:height="4.226cm" style:rel-height="17%" draw:z-index="13"><draw:text-box><text:p text:style-name="Caption"><draw:frame draw:style-name="fr17" draw:name="graphics240" text:anchor-type="paragraph" svg:y="0cm" svg:width="6.473cm" svg:height="3.678cm" draw:z-index="14"><draw:image xlink:href="Pictures/1000020100000123000000AE9A216D1276323549.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5">16</text:sequence-ref>.</text:p>
      <text:p text:style-name="Figure"><draw:frame draw:style-name="fr1" draw:name="Frame3011" text:anchor-type="as-char" svg:width="13.654cm" draw:z-index="15"><draw:text-box fo:min-height="4.36cm"><text:p text:style-name="Caption"><draw:frame draw:style-name="fr18" draw:name="graphics317" text:anchor-type="paragraph" svg:x="0cm" svg:y="0.256cm" svg:width="13.654cm" svg:height="3.935cm" draw:z-index="16"><draw:image xlink:href="Pictures/10000000000002090000008D90C13ED828BA2E7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ke stylu stránky na výšku, vložíme další zalomení stránky a vybereme styl stránky s orientací na výšku.</text:p>
      <text:h text:style-name="Heading_20_2" text:outline-level="2"><text:bookmark-start text:name="__RefHeading__165585_780470623"/><text:soft-page-break/><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17"/></text:p>
      <text:h text:style-name="Heading_20_2" text:outline-level="2"><text:bookmark-start text:name="__RefHeading___Toc2217_3897649479"/>Formátování tabulky ve Writeru<text:bookmark-end text:name="__RefHeading___Toc2217_3897649479"/></text:h>
      <text:p text:style-name="Text_20_body">Tabulky v dokumentu Writer mohou mít předdefinovanou sadu atributů formátování, včetně pozadí buňky, písma, zvýraznění a formátování čísla (obrázek <text:sequence-ref text:reference-format="value" text:ref-name="refFigure16">17</text:sequence-ref>). Chceme-li použít styl tabulky, umístíme kurzor do tabulky a vybereme v hlavní nabídce <text:span text:style-name="LOMenuPath">Tabulka &gt; Styly automatického formátu</text:span> a poté vybereme jeden ze stylů tabulky v nabídce. <text:s/>Nebo umístíme kurzor do tabulky, která se má formátovat, a dvakrát klepneme na styl uvedený v seznamu <text:span text:style-name="LOMenuPath">Styly tabulka</text:span> na kartě <text:span text:style-name="LOMenuPath">Styly</text:span> v <text:span text:style-name="LOEmphasis">bočním panelu</text:span>.</text:p>
      <text:p text:style-name="Figure"><draw:frame draw:style-name="fr7" draw:name="Frame2" text:anchor-type="as-char" svg:width="8.701cm" draw:z-index="10"><draw:text-box fo:min-height="4.577cm"><text:p text:style-name="Caption"><draw:frame draw:style-name="fr12" draw:name="Image4" text:anchor-type="paragraph" svg:width="8.701cm" style:rel-width="100%" svg:height="4.577cm" style:rel-height="scale" draw:z-index="11"><draw:image xlink:href="Pictures/100002010000030200000195AE4694556287198D.png" xlink:type="simple" xlink:show="embed" xlink:actuate="onLoad" loext:mime-type="image/png"/></draw:frame><text:span text:style-name="T8"><text:line-break/></text:span>Obrázek <text:sequence text:ref-name="refFigure16" text:name="Figure" text:formula="ooow:Figure+1" style:num-format="1">17</text:sequence>: Ukázka stylů tabulky v LibreOffice</text:p></draw:text-box></draw:frame></text:p>
      <text:p text:style-name="Text_20_body">Více informací se nachází v příručce <text:span text:style-name="LOEmphasis">LibreOffice Writer, kapitola </text:span><text:span text:style-name="LOEmphasis"><text:span text:style-name="T14">13:</text:span></text:span><text:span text:style-name="LOEmphasis"> Tables </text:span><text:span text:style-name="LOEmphasis"><text:span text:style-name="T14">of Data</text:span></text:span><text:span text:style-name="LOEmpha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měna orientace stránky v dokumentu</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Úprava formátu tabulky ve Writer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9:21:05.441000000</meta:creation-date>
    <meta:editing-duration>PT1H9M24S</meta:editing-duration>
    <meta:editing-cycles>16</meta:editing-cycles>
    <meta:generator>LibreOffice/6.1.1.2$MacOSX_X86_64 LibreOffice_project/5d19a1bfa650b796764388cd8b33a5af1f5baa1b</meta:generator>
    <dc:title>Kapitola 3 Používáme styly a šablony</dc:title>
    <meta:initial-creator>Dave Barton</meta:initial-creator>
    <dc:date>2018-09-18T15:55:59.993249137</dc:date>
    <dc:creator>Jean Weber</dc:creator>
    <meta:document-statistic meta:table-count="4" meta:image-count="18" meta:object-count="0" meta:page-count="22" meta:paragraph-count="459" meta:word-count="6860" meta:character-count="39586" meta:non-whitespace-character-count="33197"/>
    <meta:template xlink:type="simple" xlink:actuate="onRequest" xlink:title="LO_6.0_Chapter_Template" xlink:href="../../../../../../.config/libreoffice/4/user/template/LO_6.0_Chapter_Template.ott" meta:date="2018-05-18T16:58:07.217000000"/>
  </office:meta>
</office:document-meta>
</file>